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8.44pt"/>
    </style:style>
    <style:style style:name="co2" style:family="table-column">
      <style:table-column-properties fo:break-before="auto" style:column-width="240.6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88.36pt"/>
    </style:style>
    <style:style style:name="co5" style:family="table-column">
      <style:table-column-properties fo:break-before="auto" style:column-width="117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Vid_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amp;quot;NFL 2017&amp;quot; — A Bad Lip Reading of the NFL</text:p>
          </table:table-cell>
          <table:table-cell office:value-type="string" calcext:value-type="string">
            <text:p>Bad Lip Reading</text:p>
          </table:table-cell>
          <table:table-cell office:value-type="float" office:value="2684728" calcext:value-type="float">
            <text:p>2684728</text:p>
          </table:table-cell>
          <table:table-cell table:style-name="ce2" office:value-type="string" calcext:value-type="string">
            <text:p>5:58</text:p>
          </table:table-cell>
          <table:table-cell office:value-type="string" calcext:value-type="string">
            <text:p>watch?v=1w8n0L3uU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n Stewart Reads Trump&amp;#39;s Next Batch Of Executive Orders</text:p>
          </table:table-cell>
          <table:table-cell office:value-type="string" calcext:value-type="string">
            <text:p>The Late Show with Stephen Colbert</text:p>
          </table:table-cell>
          <table:table-cell office:value-type="float" office:value="3805535" calcext:value-type="float">
            <text:p>3805535</text:p>
          </table:table-cell>
          <table:table-cell table:style-name="ce2" office:value-type="string" calcext:value-type="string">
            <text:p>9:57</text:p>
          </table:table-cell>
          <table:table-cell office:value-type="string" calcext:value-type="string">
            <text:p>watch?v=i-4r9XE5EM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LL: President Trump Black History Month Meeting</text:p>
          </table:table-cell>
          <table:table-cell office:value-type="string" calcext:value-type="string">
            <text:p>YouHotNews</text:p>
          </table:table-cell>
          <table:table-cell office:value-type="float" office:value="296434" calcext:value-type="float">
            <text:p>296434</text:p>
          </table:table-cell>
          <table:table-cell table:style-name="ce2" office:value-type="string" calcext:value-type="string">
            <text:p>12:31</text:p>
          </table:table-cell>
          <table:table-cell office:value-type="string" calcext:value-type="string">
            <text:p>watch?v=NLFe-cDxG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 Lib Theater with Dakota Johnson (Fifty Shades Darker Edition)</text:p>
          </table:table-cell>
          <table:table-cell office:value-type="string" calcext:value-type="string">
            <text:p>The Tonight Show Starring Jimmy Fallon</text:p>
          </table:table-cell>
          <table:table-cell office:value-type="float" office:value="1357897" calcext:value-type="float">
            <text:p>1357897</text:p>
          </table:table-cell>
          <table:table-cell table:style-name="ce2" office:value-type="string" calcext:value-type="string">
            <text:p>7:02</text:p>
          </table:table-cell>
          <table:table-cell office:value-type="string" calcext:value-type="string">
            <text:p>watch?v=XHce62IrMO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Doctor Strange Should Have Ended</text:p>
          </table:table-cell>
          <table:table-cell office:value-type="string" calcext:value-type="string">
            <text:p>How It Should Have Ended</text:p>
          </table:table-cell>
          <table:table-cell office:value-type="float" office:value="2339371" calcext:value-type="float">
            <text:p>2339371</text:p>
          </table:table-cell>
          <table:table-cell table:style-name="ce2" office:value-type="string" calcext:value-type="string">
            <text:p>5:11</text:p>
          </table:table-cell>
          <table:table-cell office:value-type="string" calcext:value-type="string">
            <text:p>watch?v=9e5epVDd9h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y Earth Is A Prison and How To Escape It</text:p>
          </table:table-cell>
          <table:table-cell office:value-type="string" calcext:value-type="string">
            <text:p>Kurzgesagt – In a Nutshell</text:p>
          </table:table-cell>
          <table:table-cell office:value-type="float" office:value="1348151" calcext:value-type="float">
            <text:p>1348151</text:p>
          </table:table-cell>
          <table:table-cell table:style-name="ce2" office:value-type="string" calcext:value-type="string">
            <text:p>6:57</text:p>
          </table:table-cell>
          <table:table-cell office:value-type="string" calcext:value-type="string">
            <text:p>watch?v=RVMZxH1TII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should the media cover a White House that isn&amp;#39;t afraid to lie?</text:p>
          </table:table-cell>
          <table:table-cell office:value-type="string" calcext:value-type="string">
            <text:p>Vox</text:p>
          </table:table-cell>
          <table:table-cell office:value-type="float" office:value="334183" calcext:value-type="float">
            <text:p>334183</text:p>
          </table:table-cell>
          <table:table-cell table:style-name="ce2" office:value-type="string" calcext:value-type="string">
            <text:p>5:21</text:p>
          </table:table-cell>
          <table:table-cell office:value-type="string" calcext:value-type="string">
            <text:p>watch?v=Hlk3TBJdWw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 Trump&amp;#39;s Muslim-Targeted Travel Ban: The Daily Show</text:p>
          </table:table-cell>
          <table:table-cell office:value-type="string" calcext:value-type="string">
            <text:p>The Daily Show with Trevor Noah</text:p>
          </table:table-cell>
          <table:table-cell office:value-type="float" office:value="1913706" calcext:value-type="float">
            <text:p>1913706</text:p>
          </table:table-cell>
          <table:table-cell table:style-name="ce2" office:value-type="string" calcext:value-type="string">
            <text:p>9:34</text:p>
          </table:table-cell>
          <table:table-cell office:value-type="string" calcext:value-type="string">
            <text:p>watch?v=IxhGjDyBT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st time hearing &amp;quot;I Don&amp;#39;t Wanna Live Forever (Fifty Shades Darker)&amp;quot; on the radio</text:p>
          </table:table-cell>
          <table:table-cell office:value-type="string" calcext:value-type="string">
            <text:p>Taylor Swift</text:p>
          </table:table-cell>
          <table:table-cell office:value-type="float" office:value="581710" calcext:value-type="float">
            <text:p>581710</text:p>
          </table:table-cell>
          <table:table-cell table:style-name="ce2" office:value-type="string" calcext:value-type="string">
            <text:p>0:49</text:p>
          </table:table-cell>
          <table:table-cell office:value-type="string" calcext:value-type="string">
            <text:p>watch?v=fJBFvNiJ4K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Domics</text:p>
          </table:table-cell>
          <table:table-cell office:value-type="float" office:value="1489962" calcext:value-type="float">
            <text:p>1489962</text:p>
          </table:table-cell>
          <table:table-cell table:style-name="ce2" office:value-type="string" calcext:value-type="string">
            <text:p>6:33</text:p>
          </table:table-cell>
          <table:table-cell office:value-type="string" calcext:value-type="string">
            <text:p>watch?v=IERP6-NmKJ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auty and the Beast – US Official Final Trailer</text:p>
          </table:table-cell>
          <table:table-cell office:value-type="string" calcext:value-type="string">
            <text:p>Disney Movie Trailers</text:p>
          </table:table-cell>
          <table:table-cell office:value-type="float" office:value="7369228" calcext:value-type="float">
            <text:p>7369228</text:p>
          </table:table-cell>
          <table:table-cell table:style-name="ce2" office:value-type="string" calcext:value-type="string">
            <text:p>2:32</text:p>
          </table:table-cell>
          <table:table-cell office:value-type="string" calcext:value-type="string">
            <text:p>watch?v=e3Nl_TCQXu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 Donald Trump: I don&amp;#39;t watch CNN. I don&amp;#39;t like watching fake news.</text:p>
          </table:table-cell>
          <table:table-cell office:value-type="string" calcext:value-type="string">
            <text:p>ABC15 Arizona</text:p>
          </table:table-cell>
          <table:table-cell office:value-type="float" office:value="130462" calcext:value-type="float">
            <text:p>130462</text:p>
          </table:table-cell>
          <table:table-cell table:style-name="ce2" office:value-type="string" calcext:value-type="string">
            <text:p>0:48</text:p>
          </table:table-cell>
          <table:table-cell office:value-type="string" calcext:value-type="string">
            <text:p>watch?v=5O6grihznv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Lot of Questions: Melania Trump&amp;#39;s Vanity Fair Cover</text:p>
          </table:table-cell>
          <table:table-cell office:value-type="string" calcext:value-type="string">
            <text:p>Late Night with Seth Meyers</text:p>
          </table:table-cell>
          <table:table-cell office:value-type="float" office:value="627962" calcext:value-type="float">
            <text:p>627962</text:p>
          </table:table-cell>
          <table:table-cell table:style-name="ce2" office:value-type="string" calcext:value-type="string">
            <text:p>2:09</text:p>
          </table:table-cell>
          <table:table-cell office:value-type="string" calcext:value-type="string">
            <text:p>watch?v=MrAwFXbo5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iana Grande - Everyday (Lyric Video) ft. Future</text:p>
          </table:table-cell>
          <table:table-cell office:value-type="string" calcext:value-type="string">
            <text:p>ArianaGrandeVevo</text:p>
          </table:table-cell>
          <table:table-cell office:value-type="float" office:value="4082918" calcext:value-type="float">
            <text:p>4082918</text:p>
          </table:table-cell>
          <table:table-cell table:style-name="ce2" office:value-type="string" calcext:value-type="string">
            <text:p>3:15</text:p>
          </table:table-cell>
          <table:table-cell office:value-type="string" calcext:value-type="string">
            <text:p>watch?v=LELFIuhSP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ional Signing Day: Jim McElwain Press Conference 2-1-17</text:p>
          </table:table-cell>
          <table:table-cell office:value-type="string" calcext:value-type="string">
            <text:p>Florida Gators</text:p>
          </table:table-cell>
          <table:table-cell office:value-type="float" office:value="18729" calcext:value-type="float">
            <text:p>18729</text:p>
          </table:table-cell>
          <table:table-cell table:style-name="ce2" office:value-type="string" calcext:value-type="string">
            <text:p>33:45</text:p>
          </table:table-cell>
          <table:table-cell office:value-type="string" calcext:value-type="string">
            <text:p>watch?v=UOpvo3o-Xw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 SG: US Travel Ban Violates &amp;#39;Basic Principles&amp;#39;</text:p>
          </table:table-cell>
          <table:table-cell office:value-type="string" calcext:value-type="string">
            <text:p>Associated Press</text:p>
          </table:table-cell>
          <table:table-cell office:value-type="float" office:value="47994" calcext:value-type="float">
            <text:p>47994</text:p>
          </table:table-cell>
          <table:table-cell table:style-name="ce2" office:value-type="string" calcext:value-type="string">
            <text:p>1:32</text:p>
          </table:table-cell>
          <table:table-cell office:value-type="string" calcext:value-type="string">
            <text:p>watch?v=2iWxU9BHdj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amp;#39;We Are Muslims, Not Terrorists&amp;#39;: Syrian Family Stranded in Jordan After Trump Order</text:p>
          </table:table-cell>
          <table:table-cell office:value-type="string" calcext:value-type="string">
            <text:p>ABC News</text:p>
          </table:table-cell>
          <table:table-cell office:value-type="float" office:value="686880" calcext:value-type="float">
            <text:p>686880</text:p>
          </table:table-cell>
          <table:table-cell table:style-name="ce2" office:value-type="string" calcext:value-type="string">
            <text:p>2:22</text:p>
          </table:table-cell>
          <table:table-cell office:value-type="string" calcext:value-type="string">
            <text:p>watch?v=7LZVW9qss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 Ryan Defends President Trump’s Travel Ban, Notes ‘Confusing’ Rollout | NBC News</text:p>
          </table:table-cell>
          <table:table-cell office:value-type="string" calcext:value-type="string">
            <text:p>NBC News</text:p>
          </table:table-cell>
          <table:table-cell office:value-type="float" office:value="721100" calcext:value-type="float">
            <text:p>721100</text:p>
          </table:table-cell>
          <table:table-cell table:style-name="ce2" office:value-type="string" calcext:value-type="string">
            <text:p>1:04</text:p>
          </table:table-cell>
          <table:table-cell office:value-type="string" calcext:value-type="string">
            <text:p>watch?v=t6kQEsVsp3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achusetts AG announces legal challenge to immigration order</text:p>
          </table:table-cell>
          <table:table-cell office:value-type="string" calcext:value-type="string">
            <text:p>WCVB Channel 5 Boston</text:p>
          </table:table-cell>
          <table:table-cell office:value-type="float" office:value="371093" calcext:value-type="float">
            <text:p>371093</text:p>
          </table:table-cell>
          <table:table-cell table:style-name="ce2" office:value-type="string" calcext:value-type="string">
            <text:p>1:25</text:p>
          </table:table-cell>
          <table:table-cell office:value-type="string" calcext:value-type="string">
            <text:p>watch?v=sA9DZ5-gF1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wyers Volunteer at Airports After Travel Ban | The New York Times</text:p>
          </table:table-cell>
          <table:table-cell office:value-type="string" calcext:value-type="string">
            <text:p>The New York Times</text:p>
          </table:table-cell>
          <table:table-cell office:value-type="float" office:value="297510" calcext:value-type="float">
            <text:p>297510</text:p>
          </table:table-cell>
          <table:table-cell table:style-name="ce2" office:value-type="string" calcext:value-type="string">
            <text:p>2:32</text:p>
          </table:table-cell>
          <table:table-cell office:value-type="string" calcext:value-type="string">
            <text:p>watch?v=hEWrvmdOJD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ald Trump&amp;#39;s travel ban explained - in 90 seconds</text:p>
          </table:table-cell>
          <table:table-cell office:value-type="string" calcext:value-type="string">
            <text:p>The Telegraph</text:p>
          </table:table-cell>
          <table:table-cell office:value-type="float" office:value="2991784" calcext:value-type="float">
            <text:p>2991784</text:p>
          </table:table-cell>
          <table:table-cell table:style-name="ce2" office:value-type="string" calcext:value-type="string">
            <text:p>1:34</text:p>
          </table:table-cell>
          <table:table-cell office:value-type="string" calcext:value-type="string">
            <text:p>watch?v=A2v0NrWr_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Kelly Speaks On Immigration Ban | TIME</text:p>
          </table:table-cell>
          <table:table-cell office:value-type="string" calcext:value-type="string">
            <text:p>TIME</text:p>
          </table:table-cell>
          <table:table-cell office:value-type="float" office:value="107678" calcext:value-type="float">
            <text:p>107678</text:p>
          </table:table-cell>
          <table:table-cell table:style-name="ce2" office:value-type="string" calcext:value-type="string">
            <text:p>0:58</text:p>
          </table:table-cell>
          <table:table-cell office:value-type="string" calcext:value-type="string">
            <text:p>watch?v=TNRv-UsbX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resa May confirms Trump state visit despite travel ban protests</text:p>
          </table:table-cell>
          <table:table-cell office:value-type="string" calcext:value-type="string">
            <text:p>euronews (in English)</text:p>
          </table:table-cell>
          <table:table-cell office:value-type="float" office:value="182472" calcext:value-type="float">
            <text:p>182472</text:p>
          </table:table-cell>
          <table:table-cell table:style-name="ce2" office:value-type="string" calcext:value-type="string">
            <text:p>1:19</text:p>
          </table:table-cell>
          <table:table-cell office:value-type="string" calcext:value-type="string">
            <text:p>watch?v=_nPEvcs_T9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 Trump fires acting Attorney General Sally Yates after defying executive order</text:p>
          </table:table-cell>
          <table:table-cell office:value-type="string" calcext:value-type="string">
            <text:p>CBS News</text:p>
          </table:table-cell>
          <table:table-cell office:value-type="float" office:value="884362" calcext:value-type="float">
            <text:p>884362</text:p>
          </table:table-cell>
          <table:table-cell table:style-name="ce2" office:value-type="string" calcext:value-type="string">
            <text:p>2:44</text:p>
          </table:table-cell>
          <table:table-cell office:value-type="string" calcext:value-type="string">
            <text:p>watch?v=Ljaf-nONJc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ng attorney general tells DOJ not to defend Pres. Trump&amp;#39;s travel ban</text:p>
          </table:table-cell>
          <table:table-cell office:value-type="string" calcext:value-type="string">
            <text:p>CBS News</text:p>
          </table:table-cell>
          <table:table-cell office:value-type="float" office:value="984273" calcext:value-type="float">
            <text:p>984273</text:p>
          </table:table-cell>
          <table:table-cell table:style-name="ce2" office:value-type="string" calcext:value-type="string">
            <text:p>2:19</text:p>
          </table:table-cell>
          <table:table-cell office:value-type="string" calcext:value-type="string">
            <text:p>watch?v=VbqQ5eL0sC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te House To US Diplomats Against Travel Ban: &amp;#39;Get With The Program Or Go&amp;#39; | NBC News</text:p>
          </table:table-cell>
          <table:table-cell office:value-type="string" calcext:value-type="string">
            <text:p>NBC News</text:p>
          </table:table-cell>
          <table:table-cell office:value-type="float" office:value="580854" calcext:value-type="float">
            <text:p>580854</text:p>
          </table:table-cell>
          <table:table-cell table:style-name="ce2" office:value-type="string" calcext:value-type="string">
            <text:p>2:05</text:p>
          </table:table-cell>
          <table:table-cell office:value-type="string" calcext:value-type="string">
            <text:p>watch?v=SB35ikvGNg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at the Actual Fact? - The Trump Administration&amp;#39;s &amp;quot;Alternative Facts&amp;quot;: The Daily Show</text:p>
          </table:table-cell>
          <table:table-cell office:value-type="string" calcext:value-type="string">
            <text:p>PBS NewsHour</text:p>
          </table:table-cell>
          <table:table-cell office:value-type="float" office:value="381379" calcext:value-type="float">
            <text:p>381379</text:p>
          </table:table-cell>
          <table:table-cell table:style-name="ce2" office:value-type="string" calcext:value-type="string">
            <text:p>2:45</text:p>
          </table:table-cell>
          <table:table-cell office:value-type="string" calcext:value-type="string">
            <text:p>watch?v=kvUx6Ylg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st of Trump&amp;#39;s immigration ban nabs SAG Awards spotlight</text:p>
          </table:table-cell>
          <table:table-cell office:value-type="string" calcext:value-type="string">
            <text:p>Associated Press</text:p>
          </table:table-cell>
          <table:table-cell office:value-type="float" office:value="237989" calcext:value-type="float">
            <text:p>237989</text:p>
          </table:table-cell>
          <table:table-cell table:style-name="ce2" office:value-type="string" calcext:value-type="string">
            <text:p>2:01</text:p>
          </table:table-cell>
          <table:table-cell office:value-type="string" calcext:value-type="string">
            <text:p>watch?v=a7ThcdHZbz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ince Priebus: Immigration Ban Could Include More Countries (Full) | Meet The Press | NBC News</text:p>
          </table:table-cell>
          <table:table-cell office:value-type="string" calcext:value-type="string">
            <text:p>NBC News</text:p>
          </table:table-cell>
          <table:table-cell office:value-type="float" office:value="521265" calcext:value-type="float">
            <text:p>521265</text:p>
          </table:table-cell>
          <table:table-cell table:style-name="ce2" office:value-type="string" calcext:value-type="string">
            <text:p>13:00</text:p>
          </table:table-cell>
          <table:table-cell office:value-type="string" calcext:value-type="string">
            <text:p>watch?v=h4Fqas7d5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mp signs order to halt immigrations from some Muslim countries</text:p>
          </table:table-cell>
          <table:table-cell office:value-type="string" calcext:value-type="string">
            <text:p>CBS This Morning</text:p>
          </table:table-cell>
          <table:table-cell office:value-type="float" office:value="180461" calcext:value-type="float">
            <text:p>180461</text:p>
          </table:table-cell>
          <table:table-cell table:style-name="ce2" office:value-type="string" calcext:value-type="string">
            <text:p>3:49</text:p>
          </table:table-cell>
          <table:table-cell office:value-type="string" calcext:value-type="string">
            <text:p>watch?v=W25bK-iOn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IF YOU LAUGH, YOU LOSE* Funny Kids Fails Vines Compilation 2017 Part 2 | by Life Awesome</text:p>
          </table:table-cell>
          <table:table-cell office:value-type="string" calcext:value-type="string">
            <text:p>Life Awesome</text:p>
          </table:table-cell>
          <table:table-cell office:value-type="float" office:value="1213363" calcext:value-type="float">
            <text:p>1213363</text:p>
          </table:table-cell>
          <table:table-cell table:style-name="ce2" office:value-type="string" calcext:value-type="string">
            <text:p>10:15</text:p>
          </table:table-cell>
          <table:table-cell office:value-type="string" calcext:value-type="string">
            <text:p>watch?v=jrnQjUiahJ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 Bet You Cant Stop Laughing | New Funny Pranks Videos Vines</text:p>
          </table:table-cell>
          <table:table-cell office:value-type="string" calcext:value-type="string">
            <text:p>BoyFunnyGuys</text:p>
          </table:table-cell>
          <table:table-cell office:value-type="float" office:value="3716080" calcext:value-type="float">
            <text:p>3716080</text:p>
          </table:table-cell>
          <table:table-cell table:style-name="ce2" office:value-type="string" calcext:value-type="string">
            <text:p>8:41</text:p>
          </table:table-cell>
          <table:table-cell office:value-type="string" calcext:value-type="string">
            <text:p>watch?v=tb4Fb3regj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ny Animals Vines <text:s/>Vine compilation November 2016</text:p>
          </table:table-cell>
          <table:table-cell office:value-type="string" calcext:value-type="string">
            <text:p>Vines Video</text:p>
          </table:table-cell>
          <table:table-cell office:value-type="float" office:value="5041974" calcext:value-type="float">
            <text:p>5041974</text:p>
          </table:table-cell>
          <table:table-cell table:style-name="ce2" office:value-type="string" calcext:value-type="string">
            <text:p>26:03</text:p>
          </table:table-cell>
          <table:table-cell office:value-type="string" calcext:value-type="string">
            <text:p>watch?v=OFUjJvj4IN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Zach King Magic Vines 2016 | Best Zach King Magic Tricks Ever</text:p>
          </table:table-cell>
          <table:table-cell office:value-type="string" calcext:value-type="string">
            <text:p>Dream Vine</text:p>
          </table:table-cell>
          <table:table-cell office:value-type="float" office:value="5790756" calcext:value-type="float">
            <text:p>5790756</text:p>
          </table:table-cell>
          <table:table-cell table:style-name="ce2" office:value-type="string" calcext:value-type="string">
            <text:p>30:42</text:p>
          </table:table-cell>
          <table:table-cell office:value-type="string" calcext:value-type="string">
            <text:p>watch?v=urcgzsOIOB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Zach King Magic Vines 2016 | Best Zach King Magic Tricks Ever</text:p>
          </table:table-cell>
          <table:table-cell office:value-type="string" calcext:value-type="string">
            <text:p>World Wide Vines</text:p>
          </table:table-cell>
          <table:table-cell office:value-type="float" office:value="6809590" calcext:value-type="float">
            <text:p>6809590</text:p>
          </table:table-cell>
          <table:table-cell table:style-name="ce2" office:value-type="string" calcext:value-type="string">
            <text:p>41:07</text:p>
          </table:table-cell>
          <table:table-cell office:value-type="string" calcext:value-type="string">
            <text:p>watch?v=A_JzSFgfUZ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Try Not To Laugh Challenge* Funny Kids Vines Compilation 2016 | Funniest Kids Videos</text:p>
          </table:table-cell>
          <table:table-cell office:value-type="string" calcext:value-type="string">
            <text:p>All Of Vines</text:p>
          </table:table-cell>
          <table:table-cell office:value-type="float" office:value="73020684" calcext:value-type="float">
            <text:p>73020684</text:p>
          </table:table-cell>
          <table:table-cell table:style-name="ce2" office:value-type="string" calcext:value-type="string">
            <text:p>17:16</text:p>
          </table:table-cell>
          <table:table-cell office:value-type="string" calcext:value-type="string">
            <text:p>watch?v=RNXb6BvRyv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y Not To Laugh Challenge - Funny Cat &amp;amp; Dog Vines compilation 2017</text:p>
          </table:table-cell>
          <table:table-cell office:value-type="string" calcext:value-type="string">
            <text:p>CooL Vines</text:p>
          </table:table-cell>
          <table:table-cell office:value-type="float" office:value="1901515" calcext:value-type="float">
            <text:p>1901515</text:p>
          </table:table-cell>
          <table:table-cell table:style-name="ce2" office:value-type="string" calcext:value-type="string">
            <text:p>10:54</text:p>
          </table:table-cell>
          <table:table-cell office:value-type="string" calcext:value-type="string">
            <text:p>watch?v=QFH747sK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y Not To Laugh Of January 2017 (Dank Memes Edition) Part 8</text:p>
          </table:table-cell>
          <table:table-cell office:value-type="string" calcext:value-type="string">
            <text:p>Funny Vine Videos | FVV</text:p>
          </table:table-cell>
          <table:table-cell office:value-type="float" office:value="549765" calcext:value-type="float">
            <text:p>549765</text:p>
          </table:table-cell>
          <table:table-cell table:style-name="ce2" office:value-type="string" calcext:value-type="string">
            <text:p>10:57</text:p>
          </table:table-cell>
          <table:table-cell office:value-type="string" calcext:value-type="string">
            <text:p>watch?v=hctXtxbLZ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Y NOT TO LAUGH OR GRIN CHALLENGE (Impossible): Vine &amp;amp; Instagram Edition Part 6 | BEST VINES</text:p>
          </table:table-cell>
          <table:table-cell office:value-type="string" calcext:value-type="string">
            <text:p>BEST VINES</text:p>
          </table:table-cell>
          <table:table-cell office:value-type="float" office:value="9076655" calcext:value-type="float">
            <text:p>9076655</text:p>
          </table:table-cell>
          <table:table-cell table:style-name="ce2" office:value-type="string" calcext:value-type="string">
            <text:p>15:41</text:p>
          </table:table-cell>
          <table:table-cell office:value-type="string" calcext:value-type="string">
            <text:p>watch?v=gmjdVFruGl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 Viners Compilation of January 2017 Part 1 | Funniest Videos of January 2017 (w/ Titles)</text:p>
          </table:table-cell>
          <table:table-cell office:value-type="string" calcext:value-type="string">
            <text:p>Vine Daily</text:p>
          </table:table-cell>
          <table:table-cell office:value-type="float" office:value="1143498" calcext:value-type="float">
            <text:p>1143498</text:p>
          </table:table-cell>
          <table:table-cell table:style-name="ce2" office:value-type="string" calcext:value-type="string">
            <text:p>29:35</text:p>
          </table:table-cell>
          <table:table-cell office:value-type="string" calcext:value-type="string">
            <text:p>watch?v=zAX-FjrOEz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imate Cole LaBrant Vine Compilation (w/Titles) Funny Cole LaBrant Vines of 2016 - Co Viners</text:p>
          </table:table-cell>
          <table:table-cell office:value-type="string" calcext:value-type="string">
            <text:p>Co Viners</text:p>
          </table:table-cell>
          <table:table-cell office:value-type="float" office:value="7006133" calcext:value-type="float">
            <text:p>7006133</text:p>
          </table:table-cell>
          <table:table-cell table:style-name="ce2" office:value-type="string" calcext:value-type="string">
            <text:p>31:19</text:p>
          </table:table-cell>
          <table:table-cell office:value-type="string" calcext:value-type="string">
            <text:p>watch?v=NExQ5JU-c9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Dad NEW Vines 2015 - Vine compilation - Best Viners</text:p>
          </table:table-cell>
          <table:table-cell office:value-type="string" calcext:value-type="string">
            <text:p>Best Viners</text:p>
          </table:table-cell>
          <table:table-cell office:value-type="float" office:value="19859017" calcext:value-type="float">
            <text:p>19859017</text:p>
          </table:table-cell>
          <table:table-cell table:style-name="ce2" office:value-type="string" calcext:value-type="string">
            <text:p>34:45</text:p>
          </table:table-cell>
          <table:table-cell office:value-type="string" calcext:value-type="string">
            <text:p>watch?v=mVxLv4-om6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y Not to Laugh or Grin While Watching This Compilation Vine / December 2016 Pt.2- Vine Age✔</text:p>
          </table:table-cell>
          <table:table-cell office:value-type="string" calcext:value-type="string">
            <text:p>Vine Age</text:p>
          </table:table-cell>
          <table:table-cell office:value-type="float" office:value="1884610" calcext:value-type="float">
            <text:p>1884610</text:p>
          </table:table-cell>
          <table:table-cell table:style-name="ce2" office:value-type="string" calcext:value-type="string">
            <text:p>16:42</text:p>
          </table:table-cell>
          <table:table-cell office:value-type="string" calcext:value-type="string">
            <text:p>watch?v=oOuaGz15MX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 Zach King Magic Vines Compilation 2016 With Titles</text:p>
          </table:table-cell>
          <table:table-cell office:value-type="string" calcext:value-type="string">
            <text:p>Dream Vine</text:p>
          </table:table-cell>
          <table:table-cell office:value-type="float" office:value="47195734" calcext:value-type="float">
            <text:p>47195734</text:p>
          </table:table-cell>
          <table:table-cell table:style-name="ce2" office:value-type="string" calcext:value-type="string">
            <text:p>14:57</text:p>
          </table:table-cell>
          <table:table-cell office:value-type="string" calcext:value-type="string">
            <text:p>watch?v=P_-xNFPo_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 Bach Vines Vs Thomas Sanders Vines (W/Titles) Best Vine Compilation 2017</text:p>
          </table:table-cell>
          <table:table-cell office:value-type="string" calcext:value-type="string">
            <text:p>Co Vines</text:p>
          </table:table-cell>
          <table:table-cell office:value-type="float" office:value="1161767" calcext:value-type="float">
            <text:p>1161767</text:p>
          </table:table-cell>
          <table:table-cell table:style-name="ce2" office:value-type="string" calcext:value-type="string">
            <text:p>21:39</text:p>
          </table:table-cell>
          <table:table-cell office:value-type="string" calcext:value-type="string">
            <text:p>watch?v=B0DotYRAUo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mp Unveils Huge Wheel of Decisions</text:p>
          </table:table-cell>
          <table:table-cell office:value-type="string" calcext:value-type="string">
            <text:p>The Tonight Show Starring Jimmy Fallon</text:p>
          </table:table-cell>
          <table:table-cell office:value-type="float" office:value="1976862" calcext:value-type="float">
            <text:p>1976862</text:p>
          </table:table-cell>
          <table:table-cell table:style-name="ce2" office:value-type="string" calcext:value-type="string">
            <text:p>3:52</text:p>
          </table:table-cell>
          <table:table-cell office:value-type="string" calcext:value-type="string">
            <text:p>watch?v=yhvs69QUZZ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Does Silicone React In A Vacuum Chamber</text:p>
          </table:table-cell>
          <table:table-cell office:value-type="string" calcext:value-type="string">
            <text:p>Grant Thompson - &amp;quot;The King of Random&amp;quot;</text:p>
          </table:table-cell>
          <table:table-cell office:value-type="float" office:value="4727415" calcext:value-type="float">
            <text:p>4727415</text:p>
          </table:table-cell>
          <table:table-cell table:style-name="ce2" office:value-type="string" calcext:value-type="string">
            <text:p>6:32</text:p>
          </table:table-cell>
          <table:table-cell office:value-type="string" calcext:value-type="string">
            <text:p>watch?v=gvqgdN2YLb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st time hearing &amp;quot;I Don&amp;#39;t Wanna Live Forever (Fifty Shades Darker)&amp;quot; on the radio</text:p>
          </table:table-cell>
          <table:table-cell office:value-type="string" calcext:value-type="string">
            <text:p>Taylor Swift</text:p>
          </table:table-cell>
          <table:table-cell office:value-type="float" office:value="581710" calcext:value-type="float">
            <text:p>581710</text:p>
          </table:table-cell>
          <table:table-cell table:style-name="ce2" office:value-type="string" calcext:value-type="string">
            <text:p>0:49</text:p>
          </table:table-cell>
          <table:table-cell office:value-type="string" calcext:value-type="string">
            <text:p>watch?v=fJBFvNiJ4K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Domics</text:p>
          </table:table-cell>
          <table:table-cell office:value-type="float" office:value="1489962" calcext:value-type="float">
            <text:p>1489962</text:p>
          </table:table-cell>
          <table:table-cell table:style-name="ce2" office:value-type="string" calcext:value-type="string">
            <text:p>6:33</text:p>
          </table:table-cell>
          <table:table-cell office:value-type="string" calcext:value-type="string">
            <text:p>watch?v=IERP6-NmKJ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Trek: Discovery In Production</text:p>
          </table:table-cell>
          <table:table-cell office:value-type="string" calcext:value-type="string">
            <text:p>Star Trek</text:p>
          </table:table-cell>
          <table:table-cell office:value-type="float" office:value="214782" calcext:value-type="float">
            <text:p>214782</text:p>
          </table:table-cell>
          <table:table-cell table:style-name="ce2" office:value-type="string" calcext:value-type="string">
            <text:p>1:01</text:p>
          </table:table-cell>
          <table:table-cell office:value-type="string" calcext:value-type="string">
            <text:p>watch?v=j9QHrNdgX4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mes Corden&amp;#39;s Post-Ban Trip Through LAX</text:p>
          </table:table-cell>
          <table:table-cell office:value-type="string" calcext:value-type="string">
            <text:p>The Late Late Show with James Corden</text:p>
          </table:table-cell>
          <table:table-cell office:value-type="float" office:value="3203290" calcext:value-type="float">
            <text:p>3203290</text:p>
          </table:table-cell>
          <table:table-cell table:style-name="ce2" office:value-type="string" calcext:value-type="string">
            <text:p>1:20</text:p>
          </table:table-cell>
          <table:table-cell office:value-type="string" calcext:value-type="string">
            <text:p>watch?v=gkDttnoh9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Y PARK SS17 _ BEYONCE CAMPAIGN VIDEO</text:p>
          </table:table-cell>
          <table:table-cell office:value-type="string" calcext:value-type="string">
            <text:p>WeAreIvyPark</text:p>
          </table:table-cell>
          <table:table-cell office:value-type="float" office:value="188195" calcext:value-type="float">
            <text:p>188195</text:p>
          </table:table-cell>
          <table:table-cell table:style-name="ce2" office:value-type="string" calcext:value-type="string">
            <text:p>1:01</text:p>
          </table:table-cell>
          <table:table-cell office:value-type="string" calcext:value-type="string">
            <text:p>watch?v=C5HJHC2iM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dweiser 2017 Super Bowl Commercial | “Born The Hard Way”</text:p>
          </table:table-cell>
          <table:table-cell office:value-type="string" calcext:value-type="string">
            <text:p>budweiser</text:p>
          </table:table-cell>
          <table:table-cell office:value-type="float" office:value="6164754" calcext:value-type="float">
            <text:p>6164754</text:p>
          </table:table-cell>
          <table:table-cell table:style-name="ce2" office:value-type="string" calcext:value-type="string">
            <text:p>1:01</text:p>
          </table:table-cell>
          <table:table-cell office:value-type="string" calcext:value-type="string">
            <text:p>watch?v=HtBZvl7dIu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anger Things Cast: Acceptance Speech | 23rd Annual SAG Awards | TNT</text:p>
          </table:table-cell>
          <table:table-cell office:value-type="string" calcext:value-type="string">
            <text:p>TNT</text:p>
          </table:table-cell>
          <table:table-cell office:value-type="float" office:value="1463553" calcext:value-type="float">
            <text:p>1463553</text:p>
          </table:table-cell>
          <table:table-cell table:style-name="ce2" office:value-type="string" calcext:value-type="string">
            <text:p>2:18</text:p>
          </table:table-cell>
          <table:table-cell office:value-type="string" calcext:value-type="string">
            <text:p>watch?v=c996ra7Wq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shawn Lynch and Skittles go to Houston, Scotland</text:p>
          </table:table-cell>
          <table:table-cell office:value-type="string" calcext:value-type="string">
            <text:p>SKITTLESbrand</text:p>
          </table:table-cell>
          <table:table-cell office:value-type="float" office:value="664553" calcext:value-type="float">
            <text:p>664553</text:p>
          </table:table-cell>
          <table:table-cell table:style-name="ce2" office:value-type="string" calcext:value-type="string">
            <text:p>2:59</text:p>
          </table:table-cell>
          <table:table-cell office:value-type="string" calcext:value-type="string">
            <text:p>watch?v=NIjQuxaK4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eaker Shopping with Migos | Complex</text:p>
          </table:table-cell>
          <table:table-cell office:value-type="string" calcext:value-type="string">
            <text:p>Complex</text:p>
          </table:table-cell>
          <table:table-cell office:value-type="float" office:value="1366107" calcext:value-type="float">
            <text:p>1366107</text:p>
          </table:table-cell>
          <table:table-cell table:style-name="ce2" office:value-type="string" calcext:value-type="string">
            <text:p>9:12</text:p>
          </table:table-cell>
          <table:table-cell office:value-type="string" calcext:value-type="string">
            <text:p>watch?v=ptjcWFy8B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ald Trump Defends Ban Amidst Protests | The View</text:p>
          </table:table-cell>
          <table:table-cell office:value-type="string" calcext:value-type="string">
            <text:p>The View</text:p>
          </table:table-cell>
          <table:table-cell office:value-type="float" office:value="147205" calcext:value-type="float">
            <text:p>147205</text:p>
          </table:table-cell>
          <table:table-cell table:style-name="ce2" office:value-type="string" calcext:value-type="string">
            <text:p>5:27</text:p>
          </table:table-cell>
          <table:table-cell office:value-type="string" calcext:value-type="string">
            <text:p>watch?v=2CNy5bSbVJ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nold Schwarzenegger Weighs In on President Trump&amp;#39;s Immigration Ban: &amp;#39;It’s Crazy&amp;#39;</text:p>
          </table:table-cell>
          <table:table-cell office:value-type="string" calcext:value-type="string">
            <text:p>extratv</text:p>
          </table:table-cell>
          <table:table-cell office:value-type="float" office:value="428075" calcext:value-type="float">
            <text:p>428075</text:p>
          </table:table-cell>
          <table:table-cell table:style-name="ce2" office:value-type="string" calcext:value-type="string">
            <text:p>4:54</text:p>
          </table:table-cell>
          <table:table-cell office:value-type="string" calcext:value-type="string">
            <text:p>watch?v=wMM-2P_r3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or Kal Penn Raises More Than $500,000 For Refugees After Receiving Hateful Tweet | MSNBC</text:p>
          </table:table-cell>
          <table:table-cell office:value-type="string" calcext:value-type="string">
            <text:p>MSNBC</text:p>
          </table:table-cell>
          <table:table-cell office:value-type="float" office:value="260122" calcext:value-type="float">
            <text:p>260122</text:p>
          </table:table-cell>
          <table:table-cell table:style-name="ce2" office:value-type="string" calcext:value-type="string">
            <text:p>4:21</text:p>
          </table:table-cell>
          <table:table-cell office:value-type="string" calcext:value-type="string">
            <text:p>watch?v=wCf5OA81Jz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meaning of HE WILL NOT DIVIDE US - A look at the &amp;quot;art&amp;quot; and memes of Shia LaBeouf</text:p>
          </table:table-cell>
          <table:table-cell office:value-type="string" calcext:value-type="string">
            <text:p>Behind The Meme</text:p>
          </table:table-cell>
          <table:table-cell office:value-type="float" office:value="352755" calcext:value-type="float">
            <text:p>352755</text:p>
          </table:table-cell>
          <table:table-cell table:style-name="ce2" office:value-type="string" calcext:value-type="string">
            <text:p>6:23</text:p>
          </table:table-cell>
          <table:table-cell office:value-type="string" calcext:value-type="string">
            <text:p>watch?v=0koSJWN_uJ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st Trick Plays in Football History</text:p>
          </table:table-cell>
          <table:table-cell office:value-type="string" calcext:value-type="string">
            <text:p>Jaydon</text:p>
          </table:table-cell>
          <table:table-cell office:value-type="float" office:value="9780447" calcext:value-type="float">
            <text:p>9780447</text:p>
          </table:table-cell>
          <table:table-cell table:style-name="ce2" office:value-type="string" calcext:value-type="string">
            <text:p>13:39</text:p>
          </table:table-cell>
          <table:table-cell office:value-type="string" calcext:value-type="string">
            <text:p>watch?v=Fj8G9dGuN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st NFL Ejections</text:p>
          </table:table-cell>
          <table:table-cell office:value-type="string" calcext:value-type="string">
            <text:p>baseball maniac</text:p>
          </table:table-cell>
          <table:table-cell office:value-type="float" office:value="852370" calcext:value-type="float">
            <text:p>852370</text:p>
          </table:table-cell>
          <table:table-cell table:style-name="ce2" office:value-type="string" calcext:value-type="string">
            <text:p>11:33</text:p>
          </table:table-cell>
          <table:table-cell office:value-type="string" calcext:value-type="string">
            <text:p>watch?v=fFyR24t4J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10 hardest football knockout hits</text:p>
          </table:table-cell>
          <table:table-cell office:value-type="string" calcext:value-type="string">
            <text:p>TheLookin4now</text:p>
          </table:table-cell>
          <table:table-cell office:value-type="float" office:value="1999467" calcext:value-type="float">
            <text:p>1999467</text:p>
          </table:table-cell>
          <table:table-cell table:style-name="ce2" office:value-type="string" calcext:value-type="string">
            <text:p>16:09</text:p>
          </table:table-cell>
          <table:table-cell office:value-type="string" calcext:value-type="string">
            <text:p>watch?v=oavayHUI68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20 Unexpected Goals In Football</text:p>
          </table:table-cell>
          <table:table-cell office:value-type="string" calcext:value-type="string">
            <text:p>Dan1s</text:p>
          </table:table-cell>
          <table:table-cell office:value-type="float" office:value="11135630" calcext:value-type="float">
            <text:p>11135630</text:p>
          </table:table-cell>
          <table:table-cell table:style-name="ce2" office:value-type="string" calcext:value-type="string">
            <text:p>5:50</text:p>
          </table:table-cell>
          <table:table-cell office:value-type="string" calcext:value-type="string">
            <text:p>watch?v=Q1rhoq77d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st Plays of the 2016 Season | NFL Highlights</text:p>
          </table:table-cell>
          <table:table-cell office:value-type="string" calcext:value-type="string">
            <text:p>NFL</text:p>
          </table:table-cell>
          <table:table-cell office:value-type="float" office:value="1280000" calcext:value-type="float">
            <text:p>1280000</text:p>
          </table:table-cell>
          <table:table-cell table:style-name="ce2" office:value-type="string" calcext:value-type="string">
            <text:p>17:51</text:p>
          </table:table-cell>
          <table:table-cell office:value-type="string" calcext:value-type="string">
            <text:p>watch?v=O4GH2czFGv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est Passes in Football History (NFL)</text:p>
          </table:table-cell>
          <table:table-cell office:value-type="string" calcext:value-type="string">
            <text:p>Highlight Warehouse</text:p>
          </table:table-cell>
          <table:table-cell office:value-type="float" office:value="1850911" calcext:value-type="float">
            <text:p>1850911</text:p>
          </table:table-cell>
          <table:table-cell table:style-name="ce2" office:value-type="string" calcext:value-type="string">
            <text:p>10:06</text:p>
          </table:table-cell>
          <table:table-cell office:value-type="string" calcext:value-type="string">
            <text:p>watch?v=QEor9ZNiQX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10 Smart Penalty Goals In Football</text:p>
          </table:table-cell>
          <table:table-cell office:value-type="string" calcext:value-type="string">
            <text:p>Fazeli</text:p>
          </table:table-cell>
          <table:table-cell office:value-type="float" office:value="33045330" calcext:value-type="float">
            <text:p>33045330</text:p>
          </table:table-cell>
          <table:table-cell table:style-name="ce2" office:value-type="string" calcext:value-type="string">
            <text:p>3:49</text:p>
          </table:table-cell>
          <table:table-cell office:value-type="string" calcext:value-type="string">
            <text:p>watch?v=WxcuEVaaO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Greatest Runs in NFL History</text:p>
          </table:table-cell>
          <table:table-cell office:value-type="string" calcext:value-type="string">
            <text:p>BeastModeHighlights</text:p>
          </table:table-cell>
          <table:table-cell office:value-type="float" office:value="1250836" calcext:value-type="float">
            <text:p>1250836</text:p>
          </table:table-cell>
          <table:table-cell table:style-name="ce2" office:value-type="string" calcext:value-type="string">
            <text:p>10:38</text:p>
          </table:table-cell>
          <table:table-cell office:value-type="string" calcext:value-type="string">
            <text:p>watch?v=B3sCpwKFEQ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gest Football Hits Ever</text:p>
          </table:table-cell>
          <table:table-cell office:value-type="string" calcext:value-type="string">
            <text:p>The Highlight Factory</text:p>
          </table:table-cell>
          <table:table-cell office:value-type="float" office:value="22639081" calcext:value-type="float">
            <text:p>22639081</text:p>
          </table:table-cell>
          <table:table-cell table:style-name="ce2" office:value-type="string" calcext:value-type="string">
            <text:p>4:14</text:p>
          </table:table-cell>
          <table:table-cell office:value-type="string" calcext:value-type="string">
            <text:p>watch?v=v-1MQ0Cnb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10 Emotional Moments of the 2016 Season | NFL Highlights</text:p>
          </table:table-cell>
          <table:table-cell office:value-type="string" calcext:value-type="string">
            <text:p>NFL</text:p>
          </table:table-cell>
          <table:table-cell office:value-type="float" office:value="660044" calcext:value-type="float">
            <text:p>660044</text:p>
          </table:table-cell>
          <table:table-cell table:style-name="ce2" office:value-type="string" calcext:value-type="string">
            <text:p>6:31</text:p>
          </table:table-cell>
          <table:table-cell office:value-type="string" calcext:value-type="string">
            <text:p>watch?v=Gp_nWOxth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 Year Old American Football Phenom Jaylen Huff | Muscle Madness</text:p>
          </table:table-cell>
          <table:table-cell office:value-type="string" calcext:value-type="string">
            <text:p>Muscle Madness</text:p>
          </table:table-cell>
          <table:table-cell office:value-type="float" office:value="1651433" calcext:value-type="float">
            <text:p>1651433</text:p>
          </table:table-cell>
          <table:table-cell table:style-name="ce2" office:value-type="string" calcext:value-type="string">
            <text:p>8:17</text:p>
          </table:table-cell>
          <table:table-cell office:value-type="string" calcext:value-type="string">
            <text:p>watch?v=EJKvtGA8k5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ttle Mist VS Temptations LFL League</text:p>
          </table:table-cell>
          <table:table-cell office:value-type="string" calcext:value-type="string">
            <text:p>SYCOSPORTS</text:p>
          </table:table-cell>
          <table:table-cell office:value-type="float" office:value="2218149" calcext:value-type="float">
            <text:p>2218149</text:p>
          </table:table-cell>
          <table:table-cell table:style-name="ce2" office:value-type="string" calcext:value-type="string">
            <text:p>1:17:12</text:p>
          </table:table-cell>
          <table:table-cell office:value-type="string" calcext:value-type="string">
            <text:p>watch?v=73wG8bQTjZ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C vs. NFC | 2017 NFL Pro Bowl Game Highlights</text:p>
          </table:table-cell>
          <table:table-cell office:value-type="string" calcext:value-type="string">
            <text:p>NFL</text:p>
          </table:table-cell>
          <table:table-cell office:value-type="float" office:value="2073201" calcext:value-type="float">
            <text:p>2073201</text:p>
          </table:table-cell>
          <table:table-cell table:style-name="ce2" office:value-type="string" calcext:value-type="string">
            <text:p>9:50</text:p>
          </table:table-cell>
          <table:table-cell office:value-type="string" calcext:value-type="string">
            <text:p>watch?v=HDNQR_1-Is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 Hands: Pro Bowl Skills Showdown | NFL</text:p>
          </table:table-cell>
          <table:table-cell office:value-type="string" calcext:value-type="string">
            <text:p>NFL</text:p>
          </table:table-cell>
          <table:table-cell office:value-type="float" office:value="1760810" calcext:value-type="float">
            <text:p>1760810</text:p>
          </table:table-cell>
          <table:table-cell table:style-name="ce2" office:value-type="string" calcext:value-type="string">
            <text:p>10:30</text:p>
          </table:table-cell>
          <table:table-cell office:value-type="string" calcext:value-type="string">
            <text:p>watch?v=Zajn9DzVh8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Relay Race: Pro Bowl Skills Showdown | NFL</text:p>
          </table:table-cell>
          <table:table-cell office:value-type="string" calcext:value-type="string">
            <text:p>NFL</text:p>
          </table:table-cell>
          <table:table-cell office:value-type="float" office:value="1676448" calcext:value-type="float">
            <text:p>1676448</text:p>
          </table:table-cell>
          <table:table-cell table:style-name="ce2" office:value-type="string" calcext:value-type="string">
            <text:p>6:55</text:p>
          </table:table-cell>
          <table:table-cell office:value-type="string" calcext:value-type="string">
            <text:p>watch?v=PaVFa5DWIV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Much Damage Could The President Do In One Week?</text:p>
          </table:table-cell>
          <table:table-cell office:value-type="string" calcext:value-type="string">
            <text:p>The Late Show with Stephen Colbert</text:p>
          </table:table-cell>
          <table:table-cell office:value-type="float" office:value="3376288" calcext:value-type="float">
            <text:p>3376288</text:p>
          </table:table-cell>
          <table:table-cell table:style-name="ce2" office:value-type="string" calcext:value-type="string">
            <text:p>10:50</text:p>
          </table:table-cell>
          <table:table-cell office:value-type="string" calcext:value-type="string">
            <text:p>watch?v=JuSDet45a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 Trump&amp;#39;s Muslim-Targeted Travel Ban: The Daily Show</text:p>
          </table:table-cell>
          <table:table-cell office:value-type="string" calcext:value-type="string">
            <text:p>The Daily Show with Trevor Noah</text:p>
          </table:table-cell>
          <table:table-cell office:value-type="float" office:value="1913706" calcext:value-type="float">
            <text:p>1913706</text:p>
          </table:table-cell>
          <table:table-cell table:style-name="ce2" office:value-type="string" calcext:value-type="string">
            <text:p>9:34</text:p>
          </table:table-cell>
          <table:table-cell office:value-type="string" calcext:value-type="string">
            <text:p>watch?v=IxhGjDyBT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Lot of Questions: Melania Trump&amp;#39;s Vanity Fair Cover</text:p>
          </table:table-cell>
          <table:table-cell office:value-type="string" calcext:value-type="string">
            <text:p>Late Night with Seth Meyers</text:p>
          </table:table-cell>
          <table:table-cell office:value-type="float" office:value="627962" calcext:value-type="float">
            <text:p>627962</text:p>
          </table:table-cell>
          <table:table-cell table:style-name="ce2" office:value-type="string" calcext:value-type="string">
            <text:p>2:09</text:p>
          </table:table-cell>
          <table:table-cell office:value-type="string" calcext:value-type="string">
            <text:p>watch?v=MrAwFXbo5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w Barrymore Attempts to Break Guinness World Records</text:p>
          </table:table-cell>
          <table:table-cell office:value-type="string" calcext:value-type="string">
            <text:p>The Tonight Show Starring Jimmy Fallon</text:p>
          </table:table-cell>
          <table:table-cell office:value-type="float" office:value="1410175" calcext:value-type="float">
            <text:p>1410175</text:p>
          </table:table-cell>
          <table:table-cell table:style-name="ce2" office:value-type="string" calcext:value-type="string">
            <text:p>4:28</text:p>
          </table:table-cell>
          <table:table-cell office:value-type="string" calcext:value-type="string">
            <text:p>watch?v=Aob8jbDWo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ke Myers and Jimmy Have a Dice Dance-Off</text:p>
          </table:table-cell>
          <table:table-cell office:value-type="string" calcext:value-type="string">
            <text:p>The Tonight Show Starring Jimmy Fallon</text:p>
          </table:table-cell>
          <table:table-cell office:value-type="float" office:value="1991585" calcext:value-type="float">
            <text:p>1991585</text:p>
          </table:table-cell>
          <table:table-cell table:style-name="ce2" office:value-type="string" calcext:value-type="string">
            <text:p>5:57</text:p>
          </table:table-cell>
          <table:table-cell office:value-type="string" calcext:value-type="string">
            <text:p>watch?v=NSHg75yE2t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othy Olyphant Smoked Willie Nelson’s Weed <text:s/>- CONAN on TBS</text:p>
          </table:table-cell>
          <table:table-cell office:value-type="string" calcext:value-type="string">
            <text:p>Team Coco</text:p>
          </table:table-cell>
          <table:table-cell office:value-type="float" office:value="91197" calcext:value-type="float">
            <text:p>91197</text:p>
          </table:table-cell>
          <table:table-cell table:style-name="ce2" office:value-type="string" calcext:value-type="string">
            <text:p>4:22</text:p>
          </table:table-cell>
          <table:table-cell office:value-type="string" calcext:value-type="string">
            <text:p>watch?v=a22_kKAiF-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mes Corden&amp;#39;s Post-Ban Trip Through LAX</text:p>
          </table:table-cell>
          <table:table-cell office:value-type="string" calcext:value-type="string">
            <text:p>The Late Late Show with James Corden</text:p>
          </table:table-cell>
          <table:table-cell office:value-type="float" office:value="3203290" calcext:value-type="float">
            <text:p>3203290</text:p>
          </table:table-cell>
          <table:table-cell table:style-name="ce2" office:value-type="string" calcext:value-type="string">
            <text:p>1:20</text:p>
          </table:table-cell>
          <table:table-cell office:value-type="string" calcext:value-type="string">
            <text:p>watch?v=gkDttnoh9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Daily Show - Welcome to President Trump&amp;#39;s Reality</text:p>
          </table:table-cell>
          <table:table-cell office:value-type="string" calcext:value-type="string">
            <text:p>The Daily Show with Trevor Noah</text:p>
          </table:table-cell>
          <table:table-cell office:value-type="float" office:value="4101458" calcext:value-type="float">
            <text:p>4101458</text:p>
          </table:table-cell>
          <table:table-cell table:style-name="ce2" office:value-type="string" calcext:value-type="string">
            <text:p>8:21</text:p>
          </table:table-cell>
          <table:table-cell office:value-type="string" calcext:value-type="string">
            <text:p>watch?v=x2YLS80Nm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Tennant Assures Us That Everything Will Be Alright - The Last Leg</text:p>
          </table:table-cell>
          <table:table-cell office:value-type="string" calcext:value-type="string">
            <text:p>The Last Leg</text:p>
          </table:table-cell>
          <table:table-cell office:value-type="float" office:value="496635" calcext:value-type="float">
            <text:p>496635</text:p>
          </table:table-cell>
          <table:table-cell table:style-name="ce2" office:value-type="string" calcext:value-type="string">
            <text:p>1:10</text:p>
          </table:table-cell>
          <table:table-cell office:value-type="string" calcext:value-type="string">
            <text:p>watch?v=2uQFfpe6C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mp Is STILL Calling Obama <text:s/>- CONAN on TBS</text:p>
          </table:table-cell>
          <table:table-cell office:value-type="string" calcext:value-type="string">
            <text:p>Team Coco</text:p>
          </table:table-cell>
          <table:table-cell office:value-type="float" office:value="1289044" calcext:value-type="float">
            <text:p>1289044</text:p>
          </table:table-cell>
          <table:table-cell table:style-name="ce2" office:value-type="string" calcext:value-type="string">
            <text:p>2:09</text:p>
          </table:table-cell>
          <table:table-cell office:value-type="string" calcext:value-type="string">
            <text:p>watch?v=osWS7q4TLM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Momoa Throws Axes with Jimmy Kimmel &amp;amp; Guillermo</text:p>
          </table:table-cell>
          <table:table-cell office:value-type="string" calcext:value-type="string">
            <text:p>Jimmy Kimmel Live</text:p>
          </table:table-cell>
          <table:table-cell office:value-type="float" office:value="1634796" calcext:value-type="float">
            <text:p>1634796</text:p>
          </table:table-cell>
          <table:table-cell table:style-name="ce2" office:value-type="string" calcext:value-type="string">
            <text:p>3:34</text:p>
          </table:table-cell>
          <table:table-cell office:value-type="string" calcext:value-type="string">
            <text:p>watch?v=AOew1oX8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at the Actual Fact? - The Trump Administration&amp;#39;s &amp;quot;Alternative Facts&amp;quot;: The Daily Show</text:p>
          </table:table-cell>
          <table:table-cell office:value-type="string" calcext:value-type="string">
            <text:p>The Daily Show with Trevor Noah</text:p>
          </table:table-cell>
          <table:table-cell office:value-type="float" office:value="2601978" calcext:value-type="float">
            <text:p>2601978</text:p>
          </table:table-cell>
          <table:table-cell table:style-name="ce2" office:value-type="string" calcext:value-type="string">
            <text:p>6:31</text:p>
          </table:table-cell>
          <table:table-cell office:value-type="string" calcext:value-type="string">
            <text:p>watch?v=o_zZY7lgfz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&amp;#39;t Call Matthew McConaughey &amp;#39;Matt&amp;#39;</text:p>
          </table:table-cell>
          <table:table-cell office:value-type="string" calcext:value-type="string">
            <text:p>Jimmy Kimmel Live</text:p>
          </table:table-cell>
          <table:table-cell office:value-type="float" office:value="598512" calcext:value-type="float">
            <text:p>598512</text:p>
          </table:table-cell>
          <table:table-cell table:style-name="ce2" office:value-type="string" calcext:value-type="string">
            <text:p>1:20</text:p>
          </table:table-cell>
          <table:table-cell office:value-type="string" calcext:value-type="string">
            <text:p>watch?v=UliCFpBZdj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umph Attends Trump’s Inauguration <text:s/>- CONAN on TBS</text:p>
          </table:table-cell>
          <table:table-cell office:value-type="string" calcext:value-type="string">
            <text:p>Team Coco</text:p>
          </table:table-cell>
          <table:table-cell office:value-type="float" office:value="2240908" calcext:value-type="float">
            <text:p>2240908</text:p>
          </table:table-cell>
          <table:table-cell table:style-name="ce2" office:value-type="string" calcext:value-type="string">
            <text:p>7:31</text:p>
          </table:table-cell>
          <table:table-cell office:value-type="string" calcext:value-type="string">
            <text:p>watch?v=OM7B56xok9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mp, &amp;quot;Alternative Facts&amp;quot; and the Women&amp;#39;s March: A Closer Look</text:p>
          </table:table-cell>
          <table:table-cell office:value-type="string" calcext:value-type="string">
            <text:p>Late Night with Seth Meyers</text:p>
          </table:table-cell>
          <table:table-cell office:value-type="float" office:value="3490339" calcext:value-type="float">
            <text:p>3490339</text:p>
          </table:table-cell>
          <table:table-cell table:style-name="ce2" office:value-type="string" calcext:value-type="string">
            <text:p>10:26</text:p>
          </table:table-cell>
          <table:table-cell office:value-type="string" calcext:value-type="string">
            <text:p>watch?v=lg9Tu79F4q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ppy Talks to His Toy</text:p>
          </table:table-cell>
          <table:table-cell office:value-type="string" calcext:value-type="string">
            <text:p>KyleJasonLowell</text:p>
          </table:table-cell>
          <table:table-cell office:value-type="float" office:value="578014" calcext:value-type="float">
            <text:p>578014</text:p>
          </table:table-cell>
          <table:table-cell table:style-name="ce2" office:value-type="string" calcext:value-type="string">
            <text:p>1:01</text:p>
          </table:table-cell>
          <table:table-cell office:value-type="string" calcext:value-type="string">
            <text:p>watch?v=ghrGO6vT7g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Y Taco Cake, Corinne VS Cooking</text:p>
          </table:table-cell>
          <table:table-cell office:value-type="string" calcext:value-type="string">
            <text:p>ThreadBanger</text:p>
          </table:table-cell>
          <table:table-cell office:value-type="float" office:value="1138956" calcext:value-type="float">
            <text:p>1138956</text:p>
          </table:table-cell>
          <table:table-cell table:style-name="ce2" office:value-type="string" calcext:value-type="string">
            <text:p>10:04</text:p>
          </table:table-cell>
          <table:table-cell office:value-type="string" calcext:value-type="string">
            <text:p>watch?v=A3saF_IiMi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ladimir Putin Cold Open - SNL</text:p>
          </table:table-cell>
          <table:table-cell office:value-type="string" calcext:value-type="string">
            <text:p>Saturday Night Live</text:p>
          </table:table-cell>
          <table:table-cell office:value-type="float" office:value="4692728" calcext:value-type="float">
            <text:p>4692728</text:p>
          </table:table-cell>
          <table:table-cell table:style-name="ce2" office:value-type="string" calcext:value-type="string">
            <text:p>4:06</text:p>
          </table:table-cell>
          <table:table-cell office:value-type="string" calcext:value-type="string">
            <text:p>watch?v=LNK430YOiT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iz Ansari Stand-Up Monologue - SNL</text:p>
          </table:table-cell>
          <table:table-cell office:value-type="string" calcext:value-type="string">
            <text:p>Saturday Night Live</text:p>
          </table:table-cell>
          <table:table-cell office:value-type="float" office:value="3459436" calcext:value-type="float">
            <text:p>3459436</text:p>
          </table:table-cell>
          <table:table-cell table:style-name="ce2" office:value-type="string" calcext:value-type="string">
            <text:p>9:04</text:p>
          </table:table-cell>
          <table:table-cell office:value-type="string" calcext:value-type="string">
            <text:p>watch?v=Whde50AacZ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ng To My Old Tumblr Blog</text:p>
          </table:table-cell>
          <table:table-cell office:value-type="string" calcext:value-type="string">
            <text:p>ConnorFranta</text:p>
          </table:table-cell>
          <table:table-cell office:value-type="float" office:value="333664" calcext:value-type="float">
            <text:p>333664</text:p>
          </table:table-cell>
          <table:table-cell table:style-name="ce2" office:value-type="string" calcext:value-type="string">
            <text:p>8:04</text:p>
          </table:table-cell>
          <table:table-cell office:value-type="string" calcext:value-type="string">
            <text:p>watch?v=6EJZM4LYb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asted Walnut Potato Salad - You Suck at Cooking (episode 56)</text:p>
          </table:table-cell>
          <table:table-cell office:value-type="string" calcext:value-type="string">
            <text:p>You Suck At Cooking</text:p>
          </table:table-cell>
          <table:table-cell office:value-type="float" office:value="481898" calcext:value-type="float">
            <text:p>481898</text:p>
          </table:table-cell>
          <table:table-cell table:style-name="ce2" office:value-type="string" calcext:value-type="string">
            <text:p>3:48</text:p>
          </table:table-cell>
          <table:table-cell office:value-type="string" calcext:value-type="string">
            <text:p>watch?v=tr6TZxOmNH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L Host Kristen Stewart Wrote a Song for Beck Bennett</text:p>
          </table:table-cell>
          <table:table-cell office:value-type="string" calcext:value-type="string">
            <text:p>Saturday Night Live</text:p>
          </table:table-cell>
          <table:table-cell office:value-type="float" office:value="118639" calcext:value-type="float">
            <text:p>118639</text:p>
          </table:table-cell>
          <table:table-cell table:style-name="ce2" office:value-type="string" calcext:value-type="string">
            <text:p>0:44</text:p>
          </table:table-cell>
          <table:table-cell office:value-type="string" calcext:value-type="string">
            <text:p>watch?v=0xDzwSYj3L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shawn Lynch and Skittles go to Houston, Scotland</text:p>
          </table:table-cell>
          <table:table-cell office:value-type="string" calcext:value-type="string">
            <text:p>SKITTLESbrand</text:p>
          </table:table-cell>
          <table:table-cell office:value-type="float" office:value="664553" calcext:value-type="float">
            <text:p>664553</text:p>
          </table:table-cell>
          <table:table-cell table:style-name="ce2" office:value-type="string" calcext:value-type="string">
            <text:p>2:59</text:p>
          </table:table-cell>
          <table:table-cell office:value-type="string" calcext:value-type="string">
            <text:p>watch?v=NIjQuxaK4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ona Ryder&amp;#39;s Facial Expressions Steal Spotlight During Stranger Things 2017 SAG Awards Speech</text:p>
          </table:table-cell>
          <table:table-cell office:value-type="string" calcext:value-type="string">
            <text:p>Clevver News</text:p>
          </table:table-cell>
          <table:table-cell office:value-type="float" office:value="182354" calcext:value-type="float">
            <text:p>182354</text:p>
          </table:table-cell>
          <table:table-cell table:style-name="ce2" office:value-type="string" calcext:value-type="string">
            <text:p>2:33</text:p>
          </table:table-cell>
          <table:table-cell office:value-type="string" calcext:value-type="string">
            <text:p>watch?v=kKR91bun-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rything Wrong With The Secret Life of Pets</text:p>
          </table:table-cell>
          <table:table-cell office:value-type="string" calcext:value-type="string">
            <text:p>CinemaSins</text:p>
          </table:table-cell>
          <table:table-cell office:value-type="float" office:value="3089891" calcext:value-type="float">
            <text:p>3089891</text:p>
          </table:table-cell>
          <table:table-cell table:style-name="ce2" office:value-type="string" calcext:value-type="string">
            <text:p>16:58</text:p>
          </table:table-cell>
          <table:table-cell office:value-type="string" calcext:value-type="string">
            <text:p>watch?v=_Cts-mlFR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 LIE EVER | Rudy Mancuso</text:p>
          </table:table-cell>
          <table:table-cell office:value-type="string" calcext:value-type="string">
            <text:p>Rudy Mancuso</text:p>
          </table:table-cell>
          <table:table-cell office:value-type="float" office:value="1286639" calcext:value-type="float">
            <text:p>1286639</text:p>
          </table:table-cell>
          <table:table-cell table:style-name="ce2" office:value-type="string" calcext:value-type="string">
            <text:p>2:23</text:p>
          </table:table-cell>
          <table:table-cell office:value-type="string" calcext:value-type="string">
            <text:p>watch?v=YYHEdrGv2W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 Listening Challenge</text:p>
          </table:table-cell>
          <table:table-cell office:value-type="string" calcext:value-type="string">
            <text:p>Good Mythical Morning</text:p>
          </table:table-cell>
          <table:table-cell office:value-type="float" office:value="1118843" calcext:value-type="float">
            <text:p>1118843</text:p>
          </table:table-cell>
          <table:table-cell table:style-name="ce2" office:value-type="string" calcext:value-type="string">
            <text:p>14:25</text:p>
          </table:table-cell>
          <table:table-cell office:value-type="string" calcext:value-type="string">
            <text:p>watch?v=hsoZlRNq0-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REAL)ATIONSHIPS PART 3: CUTE COUPLE PARODY ft. David Dobrik</text:p>
          </table:table-cell>
          <table:table-cell office:value-type="string" calcext:value-type="string">
            <text:p>Liza Koshy</text:p>
          </table:table-cell>
          <table:table-cell office:value-type="float" office:value="4366974" calcext:value-type="float">
            <text:p>4366974</text:p>
          </table:table-cell>
          <table:table-cell table:style-name="ce2" office:value-type="string" calcext:value-type="string">
            <text:p>5:13</text:p>
          </table:table-cell>
          <table:table-cell office:value-type="string" calcext:value-type="string">
            <text:p>watch?v=hR7sWbplXH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Netherlands welcomes Trump in his own words</text:p>
          </table:table-cell>
          <table:table-cell office:value-type="string" calcext:value-type="string">
            <text:p>vpro zondag met lubach</text:p>
          </table:table-cell>
          <table:table-cell office:value-type="float" office:value="16598626" calcext:value-type="float">
            <text:p>16598626</text:p>
          </table:table-cell>
          <table:table-cell table:style-name="ce2" office:value-type="string" calcext:value-type="string">
            <text:p>4:05</text:p>
          </table:table-cell>
          <table:table-cell office:value-type="string" calcext:value-type="string">
            <text:p>watch?v=ELD2AwFN9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amp;quot;INAUGURATION DAY&amp;quot; — A Bad Lip Reading of Donald Trump&amp;#39;s Inauguration</text:p>
          </table:table-cell>
          <table:table-cell office:value-type="string" calcext:value-type="string">
            <text:p>Bad Lip Reading</text:p>
          </table:table-cell>
          <table:table-cell office:value-type="float" office:value="27971889" calcext:value-type="float">
            <text:p>27971889</text:p>
          </table:table-cell>
          <table:table-cell table:style-name="ce2" office:value-type="string" calcext:value-type="string">
            <text:p>4:27</text:p>
          </table:table-cell>
          <table:table-cell office:value-type="string" calcext:value-type="string">
            <text:p>watch?v=gneBUA39m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 year old thinks shes playing GTA 5 (YOU WONT BELIEVE WHAT HAPPENS)</text:p>
          </table:table-cell>
          <table:table-cell office:value-type="string" calcext:value-type="string">
            <text:p>LispyJimmy</text:p>
          </table:table-cell>
          <table:table-cell office:value-type="float" office:value="9169699" calcext:value-type="float">
            <text:p>9169699</text:p>
          </table:table-cell>
          <table:table-cell table:style-name="ce2" office:value-type="string" calcext:value-type="string">
            <text:p>10:08</text:p>
          </table:table-cell>
          <table:table-cell office:value-type="string" calcext:value-type="string">
            <text:p>watch?v=QfY8tiOCw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age moments on cops</text:p>
          </table:table-cell>
          <table:table-cell office:value-type="string" calcext:value-type="string">
            <text:p>kingramy cayo</text:p>
          </table:table-cell>
          <table:table-cell office:value-type="float" office:value="7556891" calcext:value-type="float">
            <text:p>7556891</text:p>
          </table:table-cell>
          <table:table-cell table:style-name="ce2" office:value-type="string" calcext:value-type="string">
            <text:p>14:59</text:p>
          </table:table-cell>
          <table:table-cell office:value-type="string" calcext:value-type="string">
            <text:p>watch?v=wk4dlJTVjp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il change scams: Hidden camera investigation on what really happens to your car (CBC Marketplace)</text:p>
          </table:table-cell>
          <table:table-cell office:value-type="string" calcext:value-type="string">
            <text:p>CBC News</text:p>
          </table:table-cell>
          <table:table-cell office:value-type="float" office:value="10062271" calcext:value-type="float">
            <text:p>10062271</text:p>
          </table:table-cell>
          <table:table-cell table:style-name="ce2" office:value-type="string" calcext:value-type="string">
            <text:p>21:09</text:p>
          </table:table-cell>
          <table:table-cell office:value-type="string" calcext:value-type="string">
            <text:p>watch?v=-avpx8UTa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X CRACKING LEATHER - LEATHER REPAIR VIDEO *****</text:p>
          </table:table-cell>
          <table:table-cell office:value-type="string" calcext:value-type="string">
            <text:p>LeatherTouchupDye .com</text:p>
          </table:table-cell>
          <table:table-cell office:value-type="float" office:value="3443709" calcext:value-type="float">
            <text:p>3443709</text:p>
          </table:table-cell>
          <table:table-cell table:style-name="ce2" office:value-type="string" calcext:value-type="string">
            <text:p>20:23</text:p>
          </table:table-cell>
          <table:table-cell office:value-type="string" calcext:value-type="string">
            <text:p>watch?v=Doa0gzfpQC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ge Rover on Hell&amp;#39;s Revenge - Moab Offroad GoPro</text:p>
          </table:table-cell>
          <table:table-cell office:value-type="string" calcext:value-type="string">
            <text:p>kunzmj</text:p>
          </table:table-cell>
          <table:table-cell office:value-type="float" office:value="18700064" calcext:value-type="float">
            <text:p>18700064</text:p>
          </table:table-cell>
          <table:table-cell table:style-name="ce2" office:value-type="string" calcext:value-type="string">
            <text:p>11:01</text:p>
          </table:table-cell>
          <table:table-cell office:value-type="string" calcext:value-type="string">
            <text:p>watch?v=oUGOgF4Ugs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r Camera Guy Gets A Date With Lana Del Rey? TOP 10 Awkward Encounters | TMZ</text:p>
          </table:table-cell>
          <table:table-cell office:value-type="string" calcext:value-type="string">
            <text:p>TMZ</text:p>
          </table:table-cell>
          <table:table-cell office:value-type="float" office:value="2220923" calcext:value-type="float">
            <text:p>2220923</text:p>
          </table:table-cell>
          <table:table-cell table:style-name="ce2" office:value-type="string" calcext:value-type="string">
            <text:p>5:28</text:p>
          </table:table-cell>
          <table:table-cell office:value-type="string" calcext:value-type="string">
            <text:p>watch?v=CdcnJtCW6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Future Tire by Goodyear - It&amp;#39;s a Sphere!</text:p>
          </table:table-cell>
          <table:table-cell office:value-type="string" calcext:value-type="string">
            <text:p>YOUCAR</text:p>
          </table:table-cell>
          <table:table-cell office:value-type="float" office:value="3344038" calcext:value-type="float">
            <text:p>3344038</text:p>
          </table:table-cell>
          <table:table-cell table:style-name="ce2" office:value-type="string" calcext:value-type="string">
            <text:p>4:17</text:p>
          </table:table-cell>
          <table:table-cell office:value-type="string" calcext:value-type="string">
            <text:p>watch?v=RHpxuwcNJf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e&amp;#39;s Why The Mercedes G63 AMG Is Worth $154,000</text:p>
          </table:table-cell>
          <table:table-cell office:value-type="string" calcext:value-type="string">
            <text:p>Vehicle Virgins</text:p>
          </table:table-cell>
          <table:table-cell office:value-type="float" office:value="1651280" calcext:value-type="float">
            <text:p>1651280</text:p>
          </table:table-cell>
          <table:table-cell table:style-name="ce2" office:value-type="string" calcext:value-type="string">
            <text:p>7:37</text:p>
          </table:table-cell>
          <table:table-cell office:value-type="string" calcext:value-type="string">
            <text:p>watch?v=nb_vkIlQfV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ying a Used Cop Car!</text:p>
          </table:table-cell>
          <table:table-cell office:value-type="string" calcext:value-type="string">
            <text:p>Big Truck Big RV</text:p>
          </table:table-cell>
          <table:table-cell office:value-type="float" office:value="1158695" calcext:value-type="float">
            <text:p>1158695</text:p>
          </table:table-cell>
          <table:table-cell table:style-name="ce2" office:value-type="string" calcext:value-type="string">
            <text:p>9:05</text:p>
          </table:table-cell>
          <table:table-cell office:value-type="string" calcext:value-type="string">
            <text:p>watch?v=JSc5e--9W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y is the LS so GOOD?? - /ENGINEERED</text:p>
          </table:table-cell>
          <table:table-cell office:value-type="string" calcext:value-type="string">
            <text:p>/DRIVE</text:p>
          </table:table-cell>
          <table:table-cell office:value-type="float" office:value="2697355" calcext:value-type="float">
            <text:p>2697355</text:p>
          </table:table-cell>
          <table:table-cell table:style-name="ce2" office:value-type="string" calcext:value-type="string">
            <text:p>19:01</text:p>
          </table:table-cell>
          <table:table-cell office:value-type="string" calcext:value-type="string">
            <text:p>watch?v=VsmbbuSq9m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es Seafoam Actually Work? (with Proof)</text:p>
          </table:table-cell>
          <table:table-cell office:value-type="string" calcext:value-type="string">
            <text:p>ChrisFix</text:p>
          </table:table-cell>
          <table:table-cell office:value-type="float" office:value="3456159" calcext:value-type="float">
            <text:p>3456159</text:p>
          </table:table-cell>
          <table:table-cell table:style-name="ce2" office:value-type="string" calcext:value-type="string">
            <text:p>8:41</text:p>
          </table:table-cell>
          <table:table-cell office:value-type="string" calcext:value-type="string">
            <text:p>watch?v=WdT4DPFXIk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lippines Tire Repair</text:p>
          </table:table-cell>
          <table:table-cell office:value-type="string" calcext:value-type="string">
            <text:p>Peter White</text:p>
          </table:table-cell>
          <table:table-cell office:value-type="float" office:value="4572787" calcext:value-type="float">
            <text:p>4572787</text:p>
          </table:table-cell>
          <table:table-cell table:style-name="ce2" office:value-type="string" calcext:value-type="string">
            <text:p>5:23</text:p>
          </table:table-cell>
          <table:table-cell office:value-type="string" calcext:value-type="string">
            <text:p>watch?v=FeBOfD7R2G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es Seafoam Actually Work in a Car? (with Proof)</text:p>
          </table:table-cell>
          <table:table-cell office:value-type="string" calcext:value-type="string">
            <text:p>ChrisFix</text:p>
          </table:table-cell>
          <table:table-cell office:value-type="float" office:value="5679193" calcext:value-type="float">
            <text:p>5679193</text:p>
          </table:table-cell>
          <table:table-cell table:style-name="ce2" office:value-type="string" calcext:value-type="string">
            <text:p>9:03</text:p>
          </table:table-cell>
          <table:table-cell office:value-type="string" calcext:value-type="string">
            <text:p>watch?v=u6UeJXkzDW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ry Man Stuck in Snow</text:p>
          </table:table-cell>
          <table:table-cell office:value-type="string" calcext:value-type="string">
            <text:p>poet145</text:p>
          </table:table-cell>
          <table:table-cell office:value-type="float" office:value="4111298" calcext:value-type="float">
            <text:p>4111298</text:p>
          </table:table-cell>
          <table:table-cell table:style-name="ce2" office:value-type="string" calcext:value-type="string">
            <text:p>7:30</text:p>
          </table:table-cell>
          <table:table-cell office:value-type="string" calcext:value-type="string">
            <text:p>watch?v=CuTXUcoGdh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 IT WORKS: Car Transmission (720p HD)</text:p>
          </table:table-cell>
          <table:table-cell office:value-type="string" calcext:value-type="string">
            <text:p>DOCUMENTARY TUBE</text:p>
          </table:table-cell>
          <table:table-cell office:value-type="float" office:value="3039662" calcext:value-type="float">
            <text:p>3039662</text:p>
          </table:table-cell>
          <table:table-cell table:style-name="ce2" office:value-type="string" calcext:value-type="string">
            <text:p>10:20</text:p>
          </table:table-cell>
          <table:table-cell office:value-type="string" calcext:value-type="string">
            <text:p>watch?v=RQWejyx0gi8</text:p>
          </table:table-cell>
          <table:table-cell table:number-columns-repeated="1019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00:16:42.386066957</dc:date>
    <meta:editing-duration>PT41M48S</meta:editing-duration>
    <meta:editing-cycles>1</meta:editing-cycles>
    <meta:document-statistic meta:table-count="1" meta:cell-count="605" meta:object-count="0"/>
    <meta:generator>LibreOffice/5.1.4.2$Linux_X86_64 LibreOffice_project/10m0$Build-2</meta:generator>
  </office:meta>
</office:document-meta>
</file>